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ff2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ff2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ff2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ff2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ff2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ff2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ff2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ff2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ff2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ff2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ff2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ff2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ff2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ff2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ff2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ff2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ff2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Gabriel Alberto Rodríguez Suniag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5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2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drián José  Ortiz Tocuyo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38970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0.3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7" meta:non-whitespace-character-count="1007"/>
    <meta:template xlink:type="simple" xlink:actuate="onRequest" xlink:title="Normal" xlink:href=""/>
  </office:meta>
</office:document-meta>
</file>